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5" style:family="paragraph" style:parent-style-name="Footer">
      <style:text-properties officeooo:rsid="00178920" officeooo:paragraph-rsid="00178920"/>
    </style:style>
    <style:style style:name="P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9" style:family="paragraph" style:parent-style-name="_5f_Header_20_G_20_page_20_paire_20__28_G_29_">
      <style:text-properties officeooo:paragraph-rsid="0334a5be"/>
    </style:style>
    <style:style style:name="P50" style:family="paragraph" style:parent-style-name="_5f_Header_20_G_20_page_20_paire_20__28_G_29_">
      <style:paragraph-properties fo:text-align="start" style:justify-single-word="false"/>
    </style:style>
    <style:style style:name="P5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2" style:family="paragraph" style:parent-style-name="Header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4" style:family="paragraph" style:parent-style-name="_5f_Header_20_N_20_page_20_impaire_20__28_D_29_">
      <style:paragraph-properties fo:text-align="start" style:justify-single-word="false"/>
    </style:style>
    <style:style style:name="P55" style:family="paragraph" style:parent-style-name="Footer">
      <style:paragraph-properties fo:text-align="start" style:justify-single-word="false"/>
      <style:text-properties officeooo:paragraph-rsid="00d4df5c"/>
    </style:style>
    <style:style style:name="P56" style:family="paragraph" style:parent-style-name="Foot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text-align="start" style:justify-single-word="false"/>
      <style:text-properties officeooo:paragraph-rsid="0211dd7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9" style:family="paragraph" style:parent-style-name="Header">
      <style:paragraph-properties fo:text-align="start" style:justify-single-word="false"/>
      <style:text-properties officeooo:paragraph-rsid="02a56131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8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1" style:family="paragraph" style:parent-style-name="Footer">
      <style:text-properties officeooo:paragraph-rsid="00d4df5c"/>
    </style:style>
    <style:style style:name="P82" style:family="paragraph" style:parent-style-name="Footer">
      <style:paragraph-properties fo:text-align="end" style:justify-single-word="false"/>
      <style:text-properties officeooo:paragraph-rsid="00d4df5c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_5f_Header_20_G_20_page_20_paire_20__28_G_29_">
      <style:text-properties officeooo:paragraph-rsid="00eb2abc"/>
    </style:style>
    <style:style style:name="P85" style:family="paragraph" style:parent-style-name="Footer">
      <style:text-properties officeooo:paragraph-rsid="010f7046"/>
    </style:style>
    <style:style style:name="P86" style:family="paragraph" style:parent-style-name="Footer">
      <style:text-properties officeooo:paragraph-rsid="01120261"/>
    </style:style>
    <style:style style:name="P87" style:family="paragraph" style:parent-style-name="Footer">
      <style:text-properties officeooo:paragraph-rsid="008d016c"/>
    </style:style>
    <style:style style:name="P88" style:family="paragraph" style:parent-style-name="Header">
      <style:paragraph-properties fo:margin-left="0cm" fo:margin-right="0cm" fo:text-indent="0cm" style:auto-text-indent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Footer">
      <style:text-properties officeooo:rsid="0242edd8" officeooo:paragraph-rsid="0242edd8"/>
    </style:style>
    <style:style style:name="P92" style:family="paragraph" style:parent-style-name="Footer">
      <style:text-properties officeooo:paragraph-rsid="00a59a60"/>
    </style:style>
    <style:style style:name="P93" style:family="paragraph" style:parent-style-name="Footer">
      <style:text-properties officeooo:paragraph-rsid="004274bc"/>
    </style:style>
    <style:style style:name="P94" style:family="paragraph" style:parent-style-name="Footer">
      <style:text-properties officeooo:paragraph-rsid="00d8520c"/>
    </style:style>
    <style:style style:name="P95" style:family="paragraph" style:parent-style-name="Footer">
      <style:text-properties officeooo:paragraph-rsid="002aa84d"/>
    </style:style>
    <style:style style:name="P96" style:family="paragraph" style:parent-style-name="_5f_Header_20_G_20_page_20_impaire_20__28_D_29_">
      <style:text-properties officeooo:paragraph-rsid="00c87b35"/>
    </style:style>
    <style:style style:name="P97" style:family="paragraph" style:parent-style-name="Footer">
      <style:text-properties officeooo:rsid="001f8a2d" officeooo:paragraph-rsid="00bd36bc"/>
    </style:style>
    <style:style style:name="P98" style:family="paragraph" style:parent-style-name="Footer">
      <style:text-properties officeooo:rsid="001f8a2d" officeooo:paragraph-rsid="002b33ed"/>
    </style:style>
    <style:style style:name="P99" style:family="paragraph" style:parent-style-name="Footer">
      <style:text-properties officeooo:rsid="011350d1" officeooo:paragraph-rsid="011350d1"/>
    </style:style>
    <style:style style:name="P100" style:family="paragraph" style:parent-style-name="Footer">
      <style:text-properties officeooo:rsid="0096b4e2" officeooo:paragraph-rsid="0096b4e2"/>
    </style:style>
    <style:style style:name="P101" style:family="paragraph" style:parent-style-name="Footer">
      <style:text-properties officeooo:paragraph-rsid="0096b4e2"/>
    </style:style>
    <style:style style:name="P102" style:family="paragraph" style:parent-style-name="Footer">
      <style:text-properties officeooo:paragraph-rsid="02a682f9"/>
    </style:style>
    <style:style style:name="P103" style:family="paragraph" style:parent-style-name="_5f_Paragraphe">
      <style:text-properties officeooo:paragraph-rsid="00c71992"/>
    </style:style>
    <style:style style:name="P104" style:family="paragraph" style:parent-style-name="_5f_Paragraphe">
      <style:text-properties officeooo:paragraph-rsid="00cad556"/>
    </style:style>
    <style:style style:name="P105" style:family="paragraph" style:parent-style-name="_5f_Paragraphe">
      <style:paragraph-properties fo:margin-top="0.101cm" fo:margin-bottom="0cm" style:contextual-spacing="false"/>
    </style:style>
    <style:style style:name="P106" style:family="paragraph" style:parent-style-name="_5f_Tableau_5f_Centré_5f_Gras">
      <style:text-properties fo:color="#000000" loext:opacity="100%" style:font-name="Bitstream Vera Sans6" fo:font-size="10pt" fo:language="fr" fo:country="FR" fo:font-weight="bold" officeooo:paragraph-rsid="00c9f58e" style:letter-kerning="true" style:font-name-asian="Bitstream Vera Sans2" style:font-size-asian="10pt" style:language-asian="zh" style:country-asian="CN" style:font-name-complex="Bitstream Vera Sans2" style:language-complex="hi" style:country-complex="IN"/>
    </style:style>
    <style:style style:name="P107" style:family="paragraph" style:parent-style-name="_5f_Paragraphe">
      <style:text-properties officeooo:paragraph-rsid="00cdbee1"/>
    </style:style>
    <style:style style:name="P108" style:family="paragraph" style:parent-style-name="_5f_Footer_20_page_20_impaire_20__28_D_29_"/>
    <style:style style:name="P109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0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1" style:family="paragraph" style:parent-style-name="_5f_Footer_20_page_20_impaire_20__28_D_29_">
      <style:paragraph-properties fo:text-align="start" style:justify-single-word="false"/>
    </style:style>
    <style:style style:name="P112" style:family="paragraph" style:parent-style-name="_5f_Footer_20_page_20_paire_20__28_G_29_"/>
    <style:style style:name="P113" style:family="paragraph" style:parent-style-name="_5f_Footer_20_page_20_paire_20__28_G_29_">
      <style:text-properties fo:font-size="9pt" style:font-size-asian="9pt" style:font-size-complex="9pt"/>
    </style:style>
    <style:style style:name="P114" style:family="paragraph" style:parent-style-name="_5f_Header_20_G_20_page_20_paire_20__28_G_29_">
      <style:text-properties officeooo:rsid="00ce9b44" officeooo:paragraph-rsid="00ce9b44"/>
    </style:style>
    <style:style style:name="P115" style:family="paragraph" style:parent-style-name="_5f_Paragraphe">
      <style:text-properties officeooo:paragraph-rsid="00ce9b44"/>
    </style:style>
    <style:style style:name="P116" style:family="paragraph" style:parent-style-name="_5f_Paragraphe_20_énoncé_20_après_20_numéro" style:list-style-name="">
      <style:text-properties officeooo:rsid="00ba1695" officeooo:paragraph-rsid="00c9f58e"/>
    </style:style>
    <style:style style:name="P117" style:family="paragraph" style:parent-style-name="_5f_Paragraphe_20_énoncé_20_après_20_numéro_20_second" style:list-style-name="_5f_Numérotation_20_des_20_exercices">
      <style:text-properties officeooo:paragraph-rsid="00c9f58e"/>
    </style:style>
    <style:style style:name="P118" style:family="paragraph" style:parent-style-name="_5f_Paragraphe_5f_Réponse_5f_Elève" style:list-style-name="_5f_Numérotation_20_des_20_exercices"/>
    <style:style style:name="P119" style:family="paragraph" style:parent-style-name="_5f_Paragraphe_5f_Réponse_5f_Elève" style:list-style-name="_5f_Numérotation_20_des_20_exercices">
      <style:text-properties officeooo:paragraph-rsid="00ce9b44"/>
    </style:style>
    <style:style style:name="P12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1" style:family="paragraph" style:parent-style-name="_5f_Paragraphe_5f_avec_5f_Num_5f_Question" style:list-style-name="_5f_Numérotation_20_des_20_exercices"/>
    <style:style style:name="P122" style:family="paragraph" style:parent-style-name="_5f_Paragraphe_5f_avec_5f_Num_5f_Question" style:list-style-name="_5f_Numérotation_20_des_20_exercices">
      <style:text-properties officeooo:paragraph-rsid="00c9f58e"/>
    </style:style>
    <style:style style:name="P123" style:family="paragraph" style:parent-style-name="_5f_Tableau_5f_Centré" style:list-style-name="List_20_1"/>
    <style:style style:name="P124" style:family="paragraph" style:parent-style-name="_5f_Tableau_5f_Centré_5f_Gras" style:list-style-name="List_20_1"/>
    <style:style style:name="P125" style:family="paragraph" style:parent-style-name="_5f_Titre_20_d_27_exercices_20_livret" style:list-style-name="_5f_Numérotation_20_des_20_exercices">
      <style:text-properties officeooo:paragraph-rsid="00c9f58e"/>
    </style:style>
    <style:style style:name="P126" style:family="paragraph" style:parent-style-name="_5f_Titre_5f_Exercices_5f_avec_5f_Titre" style:list-style-name="_5f_Numérotation_20_des_20_exercices">
      <style:paragraph-properties fo:margin-top="0cm" fo:margin-bottom="0cm" style:contextual-spacing="false"/>
    </style:style>
    <style:style style:name="P127" style:family="paragraph" style:parent-style-name="_5f_Titre_5f_Exercices_5f_avec_5f_Titre" style:list-style-name="_5f_Numérotation_20_des_20_exercices" style:master-page-name="_33__5f_1_5f_SERIE_5f_G_5f_GAUCHE_5f_ET_5f_DROITE_5f_2COL">
      <style:paragraph-properties style:page-number="auto"/>
    </style:style>
    <style:style style:name="P128" style:family="paragraph" style:parent-style-name="_5f_Titre_5f_Exercices_5f_sans_5f_Titre" style:list-style-name="_5f_Numérotation_20_des_20_exercices"/>
    <style:style style:name="P129" style:family="paragraph" style:parent-style-name="_5f_Titre_5f_Exercices_5f_sans_5f_Titre">
      <style:text-properties officeooo:paragraph-rsid="00ce9b44"/>
    </style:style>
    <style:style style:name="P130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2" style:family="paragraph">
      <style:paragraph-properties fo:margin-left="0cm" fo:margin-right="0cm" fo:margin-top="0cm" fo:margin-bottom="0cm" fo:line-height="100%" fo:text-indent="0cm"/>
    </style:style>
    <style:style style:name="P13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1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5" style:family="paragraph">
      <style:paragraph-properties fo:margin-left="0cm" fo:margin-right="0cm" fo:margin-top="0cm" fo:margin-bottom="0cm" fo:line-height="100%" fo:text-align="center" fo:text-indent="0cm"/>
    </style:style>
    <style:style style:name="P13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7" style:family="paragraph">
      <style:paragraph-properties fo:text-align="center"/>
    </style:style>
    <style:style style:name="P138" style:family="paragraph">
      <loext:graphic-properties draw:fill="solid" draw:fill-color="#d7e12c"/>
    </style:style>
    <style:style style:name="P13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40" style:family="paragraph">
      <loext:graphic-properties draw:fill="solid" draw:fill-color="#7fb241"/>
    </style:style>
    <style:style style:name="P141" style:family="paragraph">
      <loext:graphic-properties draw:fill="solid" draw:fill-color="#1ca2b8"/>
    </style:style>
    <style:style style:name="P1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style:paragraph-properties fo:margin-left="0cm" fo:margin-right="0cm" fo:margin-top="0cm" fo:margin-bottom="0cm" fo:line-height="100%" fo:text-indent="0cm" style:writing-mode="lr-tb"/>
    </style:style>
    <style:style style:name="P14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2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4" style:family="text">
      <style:text-properties fo:font-variant="small-caps" fo:color="#7fb241" loext:opacity="100%" style:font-name="Bitstream Vera Sans6" fo:font-weight="bold" officeooo:rsid="0246ec76"/>
    </style:style>
    <style:style style:name="T6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officeooo:rsid="0334a5be"/>
    </style:style>
    <style:style style:name="T15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officeooo:rsid="0160d7ef"/>
    </style:style>
    <style:style style:name="T155" style:family="text">
      <style:text-properties officeooo:rsid="0072f07f"/>
    </style:style>
    <style:style style:name="T156" style:family="text">
      <style:text-properties officeooo:rsid="0268e0aa"/>
    </style:style>
    <style:style style:name="T157" style:family="text">
      <style:text-properties officeooo:rsid="026ec296"/>
    </style:style>
    <style:style style:name="T158" style:family="text">
      <style:text-properties officeooo:rsid="0272f9e5"/>
    </style:style>
    <style:style style:name="T159" style:family="text">
      <style:text-properties officeooo:rsid="02757f12"/>
    </style:style>
    <style:style style:name="T160" style:family="text">
      <style:text-properties officeooo:rsid="02735980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f8729d"/>
    </style:style>
    <style:style style:name="T165" style:family="text">
      <style:text-properties officeooo:rsid="010c4d3a"/>
    </style:style>
    <style:style style:name="T166" style:family="text">
      <style:text-properties fo:font-size="16pt" style:font-size-asian="16pt" style:font-size-complex="16pt"/>
    </style:style>
    <style:style style:name="T167" style:family="text">
      <style:text-properties officeooo:rsid="00b6801f"/>
    </style:style>
    <style:style style:name="T168" style:family="text">
      <style:text-properties officeooo:rsid="016f3374"/>
    </style:style>
    <style:style style:name="T169" style:family="text">
      <style:text-properties officeooo:rsid="014407b5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1fe03f2"/>
    </style:style>
    <style:style style:name="T180" style:family="text">
      <style:text-properties officeooo:rsid="0096b4e2"/>
    </style:style>
    <style:style style:name="T181" style:family="text">
      <style:text-properties officeooo:rsid="0032e83a"/>
    </style:style>
    <style:style style:name="T182" style:family="text">
      <style:text-properties officeooo:rsid="002b33ed"/>
    </style:style>
    <style:style style:name="T183" style:family="text">
      <style:text-properties officeooo:rsid="00a59037"/>
    </style:style>
    <style:style style:name="T184" style:family="text">
      <style:text-properties fo:font-size="10pt" fo:background-color="#ffff00" loext:char-shading-value="0" style:font-size-asian="10pt" style:font-size-complex="10pt"/>
    </style:style>
    <style:style style:name="T185" style:family="text">
      <style:text-properties style:text-position="-1% 58%" officeooo:rsid="00c484aa"/>
    </style:style>
    <style:style style:name="T186" style:family="text">
      <style:text-properties style:text-position="sub 58%"/>
    </style:style>
    <style:style style:name="T187" style:family="text">
      <style:text-properties style:text-position="sub 58%" fo:font-weight="normal" style:font-weight-asian="normal" style:font-weight-complex="normal"/>
    </style:style>
    <style:style style:name="T188" style:family="text">
      <style:text-properties style:text-position="sub 58%" officeooo:rsid="00c71992" fo:background-color="#ffff00" loext:char-shading-value="0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officeooo:rsid="00c71992" fo:background-color="#ffff00" loext:char-shading-value="0"/>
    </style:style>
    <style:style style:name="T191" style:family="text">
      <style:text-properties officeooo:rsid="00c71992"/>
    </style:style>
    <style:style style:name="T192" style:family="text">
      <style:text-properties fo:color="#000000" loext:opacity="100%" style:font-name="Bitstream Vera Sans6" fo:font-size="10pt" fo:language="fr" fo:country="FR" officeooo:rsid="00c9f58e" style:letter-kerning="true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93" style:family="text">
      <style:text-properties fo:color="#000000" loext:opacity="100%" style:font-name="Bitstream Vera Sans6" fo:font-size="10pt" fo:language="fr" fo:country="FR" officeooo:rsid="00c71992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94" style:family="text">
      <style:text-properties officeooo:rsid="00c9f58e"/>
    </style:style>
    <style:style style:name="T195" style:family="text">
      <style:text-properties fo:font-style="oblique" fo:font-weight="normal" officeooo:rsid="00d44c2c" style:font-style-asian="italic" style:font-weight-asian="normal" style:font-style-complex="italic" style:font-weight-complex="normal"/>
    </style:style>
    <style:style style:name="T196" style:family="text"/>
    <style:style style:name="T197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98" style:family="text">
      <style:text-properties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99" style:family="text">
      <style:text-properties style:use-window-font-color="true" loext:opacity="0%" style:text-outline="false" style:text-line-through-style="none" style:text-line-through-type="none" style:text-position="-33% 58%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0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-left="0cm" fo:padding-right="0cm" fo:padding-top="0.049cm" fo:padding-bottom="0.049cm" fo:border="0.99pt solid #1ca2b8" style:shadow="#add9e0 0.15cm 0.15cm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fill-image-width="0cm" draw:fill-image-height="0cm" fo:padding-left="0cm" fo:padding-right="0cm" fo:padding-top="0.049cm" fo:padding-bottom="0.049cm" fo:border="0.99pt solid #1ca2b8" style:shadow="#add9e0 0.15cm 0.15cm" draw:shadow-opacity="100%" draw:wrap-influence-on-position="once-concurrent" loext:allow-overlap="true" loext:rel-width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906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907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908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none" draw:stroke-dash="Dashed_20__28_var_29__20_90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7" style:family="graphic">
      <style:graphic-properties draw:stroke="none" draw:stroke-dash="Dashed_20__28_var_29__20_91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8" style:family="graphic">
      <style:graphic-properties draw:stroke="none" draw:stroke-dash="Dashed_20__28_var_29__20_91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91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913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914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915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916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917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918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" style:family="graphic">
      <style:graphic-properties draw:stroke="none" draw:stroke-dash="Dashed_20__28_var_29__20_91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92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draw:stroke-dash="Dashed_20__28_var_29__20_92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92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923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924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925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926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927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928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draw:stroke-dash="Dashed_20__28_var_29__20_92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height="false" draw:auto-grow-width="false" draw:fit-to-size="true" style:shrink-to-fit="false" fo:min-height="0.437cm" draw:shadow="hidden" draw:shadow-offset-x="0.3cm" draw:shadow-offset-y="0.3cm" draw:shadow-color="#808080" style:run-through="foreground"/>
    </style:style>
    <style:style style:name="gr27" style:family="graphic">
      <style:graphic-properties draw:stroke="none" draw:stroke-dash="Dashed_20__28_var_29__20_93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draw:stroke-dash="Dashed_20__28_var_29__20_93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draw:stroke-dash="Dashed_20__28_var_29__20_93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2.549cm" fo:min-width="2.29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1.136cm" fo:min-width="0.88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1.136cm" fo:min-width="0.88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9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9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none" draw:stroke-dash="Dashed_20__28_var_29__20_99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stroke-dash="Dashed_20__28_var_29__20_99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8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9" style:family="graphic">
      <style:graphic-properties draw:stroke="solid" draw:stroke-dash="Dashed_20__28_var_29__20_9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9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9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9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987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988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989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990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991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992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none" draw:stroke-dash="Dashed_20__28_var_29__20_99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draw:stroke-dash="Dashed_20__28_var_29__20_99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draw:stroke-dash="Dashed_20__28_var_29__20_99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draw:stroke-dash="Dashed_20__28_var_29__20_99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draw:stroke-dash="Dashed_20__28_var_29__20_99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draw:stroke-dash="Dashed_20__28_var_29__20_99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draw:stroke-dash="Dashed_20__28_var_29__20_99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549cm" fo:min-width="2.29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944cm" fo:min-width="1.69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3cm" svg:stroke-color="#acb20c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551cm" fo:min-width="2.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916cm" fo:min-width="1.6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3cm" svg:stroke-color="#069a2e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946cm" fo:min-width="1.69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solid" draw:stroke-dash="Dashed_20__28_var_29__20_883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884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885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886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" style:family="graphic">
      <style:graphic-properties draw:stroke="none" draw:stroke-dash="Dashed_20__28_var_29__20_887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draw:stroke-dash="Dashed_20__28_var_29__20_888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draw:textarea-horizontal-align="left" draw:auto-grow-height="true" draw:auto-grow-width="true" fo:min-height="0.706cm" fo:min-width="0.004cm" draw:shadow="hidden" draw:shadow-offset-x="0.3cm" draw:shadow-offset-y="0.3cm" draw:shadow-color="#808080" style:run-through="foreground"/>
    </style:style>
    <style:style style:name="gr77" style:family="graphic">
      <style:graphic-properties draw:stroke="none" draw:stroke-dash="Dashed_20__28_var_29__20_889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draw:stroke-dash="Dashed_20__28_var_29__20_890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draw:stroke-dash="Dashed_20__28_var_29__20_891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draw:stroke-dash="Dashed_20__28_var_29__20_892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solid" draw:stroke-dash="Dashed_20__28_var_29__20_893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894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" style:family="graphic">
      <style:graphic-properties draw:stroke="none" draw:stroke-dash="Dashed_20__28_var_29__20_895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draw:stroke-dash="Dashed_20__28_var_29__20_896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543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solid" draw:stroke-dash="Dashed_20__28_var_29__20_897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898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899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900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901" svg:stroke-width="0.041cm" svg:stroke-color="#ff660d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902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903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904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905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303" draw:name="Shape3_3" draw:style-name="gr47" draw:text-style-name="P137" svg:x1="18.154cm" svg:y1="1.36cm" svg:x2="21.996cm" svg:y2="1.36cm">
        <text:p/>
      </draw:line>
      <draw:path text:anchor-type="page" text:anchor-page-number="3" draw:z-index="302" draw:name="Shape7_0" draw:style-name="gr48" draw:text-style-name="P141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293" draw:name="Shape3_1" draw:style-name="gr47" draw:text-style-name="P137" svg:x1="18.154cm" svg:y1="1.36cm" svg:x2="21.996cm" svg:y2="1.36cm">
        <text:p/>
      </draw:line>
      <draw:path text:anchor-type="page" text:anchor-page-number="2" draw:z-index="292" draw:name="Shape7_2" draw:style-name="gr94" draw:text-style-name="P141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291" draw:name="Shape7_1" draw:style-name="gr48" draw:text-style-name="P141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290" draw:name="Shape3" draw:style-name="gr47" draw:text-style-name="P137" svg:x1="18.154cm" svg:y1="1.36cm" svg:x2="21.996cm" svg:y2="1.36cm">
        <text:p/>
      </draw:line>
      <text:list xml:id="list2731033826" text:style-name="_5f_Numérotation_20_des_20_exercices">
        <text:list-item>
          <text:h text:style-name="P127" text:outline-level="1"><draw:g text:anchor-type="paragraph" draw:z-index="294" draw:name="Shape8_3" draw:style-name="gr1"><draw:g draw:style-name="gr2"><draw:ellipse draw:style-name="gr71" draw:text-style-name="P130" svg:width="3.998cm" svg:height="3.991cm" svg:x="4.594cm" svg:y="0.902cm"><text:p/></draw:ellipse><draw:line draw:style-name="gr72" draw:text-style-name="P130" svg:x1="4.812cm" svg:y1="1.972cm" svg:x2="8.38cm" svg:y2="3.826cm"><text:p/></draw:line><draw:line draw:style-name="gr73" draw:text-style-name="P130" svg:x1="7.163cm" svg:y1="0.97cm" svg:x2="6.591cm" svg:y2="2.894cm"><text:p/></draw:line><draw:line draw:style-name="gr74" draw:text-style-name="P130" svg:x1="4.812cm" svg:y1="1.972cm" svg:x2="4.955cm" svg:y2="4.039cm"><text:p/></draw:line><draw:frame draw:style-name="gr75" draw:text-style-name="P133" svg:width="0.216cm" svg:height="0.419cm" svg:x="4.523cm" svg:y="1.722cm"><draw:text-box><text:p text:style-name="P132"><text:span text:style-name="T197">A</text:span></text:p></draw:text-box></draw:frame><draw:frame draw:style-name="gr76" draw:text-style-name="P148" svg:width="0.004cm" svg:height="0.706cm" svg:x="4.666cm" svg:y="1.951cm"><draw:text-box><text:p/></draw:text-box></draw:frame><draw:frame draw:style-name="gr77" draw:text-style-name="P133" svg:width="0.287cm" svg:height="0.419cm" svg:x="6.356cm" svg:y="2.884cm"><draw:text-box><text:p text:style-name="P132"><text:span text:style-name="T197">E</text:span></text:p></draw:text-box></draw:frame><draw:frame draw:style-name="gr78" draw:text-style-name="P133" svg:width="0.287cm" svg:height="0.419cm" svg:x="4.666cm" svg:y="3.966cm"><draw:text-box><text:p text:style-name="P132"><text:span text:style-name="T197">C</text:span></text:p></draw:text-box></draw:frame><draw:frame draw:style-name="gr79" draw:text-style-name="P133" svg:width="0.287cm" svg:height="0.419cm" svg:x="8.425cm" svg:y="3.726cm"><draw:text-box><text:p text:style-name="P132"><text:span text:style-name="T197">D</text:span></text:p></draw:text-box></draw:frame><draw:frame draw:style-name="gr80" draw:text-style-name="P133" svg:width="0.285cm" svg:height="0.419cm" svg:x="7.165cm" svg:y="0.593cm"><draw:text-box><text:p text:style-name="P132"><text:span text:style-name="T197">B</text:span></text:p></draw:text-box></draw:frame><draw:line draw:style-name="gr81" draw:text-style-name="P149" svg:x1="7.16cm" svg:y1="0.97cm" svg:x2="4.946cm" svg:y2="4.036cm"><text:p/></draw:line><draw:line draw:style-name="gr82" draw:text-style-name="P149" svg:x1="6.591cm" svg:y1="2.898cm" svg:x2="7.732cm" svg:y2="4.537cm"><text:p/></draw:line><draw:frame draw:style-name="gr83" draw:text-style-name="P133" svg:width="0.288cm" svg:height="0.419cm" svg:x="7.767cm" svg:y="4.535cm"><draw:text-box><text:p text:style-name="P132"><text:span text:style-name="T197">F</text:span></text:p></draw:text-box></draw:frame><draw:frame draw:style-name="gr84" draw:text-style-name="P133" svg:width="0.854cm" svg:height="0.544cm" svg:x="8.132cm" svg:y="1.163cm"><draw:text-box><text:p text:style-name="P132"><text:span text:style-name="T197">(</text:span><text:span text:style-name="T198">c</text:span><text:span text:style-name="T199">1</text:span><text:span text:style-name="T197">)</text:span></text:p></draw:text-box></draw:frame><draw:line draw:style-name="gr85" draw:text-style-name="P130" svg:x1="5.738cm" svg:y1="2.376cm" svg:x2="5.738cm" svg:y2="2.565cm"><text:p/></draw:line><draw:line draw:style-name="gr86" draw:text-style-name="P130" svg:x1="5.829cm" svg:y1="2.42cm" svg:x2="5.829cm" svg:y2="2.609cm"><text:p/></draw:line><draw:line draw:style-name="gr87" draw:text-style-name="P130" svg:x1="7.496cm" svg:y1="3.279cm" svg:x2="7.496cm" svg:y2="3.468cm"><text:p/></draw:line><draw:line draw:style-name="gr88" draw:text-style-name="P130" svg:x1="7.59cm" svg:y1="3.325cm" svg:x2="7.59cm" svg:y2="3.516cm"><text:p/></draw:line><draw:line draw:style-name="gr89" draw:text-style-name="P130" svg:x1="6.828cm" svg:y1="1.808cm" svg:x2="6.971cm" svg:y2="1.951cm"><text:p/></draw:line><draw:line draw:style-name="gr90" draw:text-style-name="P130" svg:x1="6.784cm" svg:y1="1.898cm" svg:x2="6.929cm" svg:y2="2.043cm"><text:p/></draw:line><draw:line draw:style-name="gr91" draw:text-style-name="P130" svg:x1="6.828cm" svg:y1="1.808cm" svg:x2="6.971cm" svg:y2="1.951cm"><text:p/></draw:line><draw:line draw:style-name="gr92" draw:text-style-name="P130" svg:x1="7.203cm" svg:y1="3.607cm" svg:x2="7.115cm" svg:y2="3.789cm"><text:p/></draw:line><draw:line draw:style-name="gr93" draw:text-style-name="P130" svg:x1="7.258cm" svg:y1="3.713cm" svg:x2="7.172cm" svg:y2="3.895cm"><text:p/></draw:line></draw:g></draw:g><text:span text:style-name="_5f_Caractères">Vocabulaire du cercle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Complète les phrases suivantes en utilisant les mots :</text:span></text:h>
      <text:list xml:id="list93426097961308" text:continue-list="list2731033826" text:style-name="_5f_Numérotation_20_des_20_exercices">
        <text:list-item>
          <text:list>
            <text:list-item text:start-value="1">
              <text:p text:style-name="P118"><draw:frame draw:style-name="fr2" draw:name="Cadre3" text:anchor-type="paragraph" svg:x="1.647cm" svg:y="0.095cm" svg:width="1.281cm" style:rel-width="14%" draw:z-index="300"><draw:text-box fo:min-height="0.517cm"><text:p text:style-name="P3"><text:span text:style-name="Character_5f_20_5f_style"><text:span text:style-name="T184">cercle </text:span></text:span></text:p></draw:text-box></draw:frame><draw:frame draw:style-name="fr1" draw:name="Cadre5" text:anchor-type="paragraph" svg:x="5.507cm" svg:y="0.095cm" svg:width="1.554cm" style:rel-width="17%" draw:z-index="297"><draw:text-box fo:min-height="0.572cm"><text:p text:style-name="P3"><text:span text:style-name="Character_5f_20_5f_style"><text:span text:style-name="T184">centre</text:span></text:span></text:p></draw:text-box></draw:frame><text:span text:style-name="_5f_Caractères">Le </text:span><text:span text:style-name="_5f_pointillés_20_gris">..................... </text:span><text:span text:style-name="_5f_Caractères">(</text:span><text:span text:style-name="_5f_Caractères_5f_atalante"><text:span text:style-name="T191">c</text:span></text:span><text:span text:style-name="_5f_Caractères"><text:span text:style-name="T186">1</text:span></text:span><text:span text:style-name="_5f_Caractères">) de </text:span><text:span text:style-name="_5f_pointillés_20_gris">...................... </text:span><text:span text:style-name="_5f_Caractères">E passe par les points A, B, C, D et F.</text:span></text:p>
            </text:list-item>
            <text:list-item>
              <text:p text:style-name="P118"><draw:frame draw:style-name="fr1" draw:name="Cadre2" text:anchor-type="paragraph" svg:x="5.267cm" svg:y="0.079cm" svg:width="1.554cm" style:rel-width="17%" draw:z-index="298"><draw:text-box fo:min-height="0.572cm"><text:p text:style-name="P3"><text:span text:style-name="Character_5f_20_5f_style"><text:span text:style-name="T184">rayon</text:span></text:span></text:p></draw:text-box></draw:frame><text:span text:style-name="_5f_Caractères">Le segment [EF] est un </text:span><text:span text:style-name="_5f_pointillés_20_gris">........................ </text:span><text:span text:style-name="_5f_Caractères">de ce cercle.</text:span></text:p>
            </text:list-item>
            <text:list-item>
              <text:p text:style-name="P118"><draw:frame draw:style-name="fr1" draw:name="Cadre25" text:anchor-type="paragraph" svg:x="5.509cm" svg:y="0.044cm" svg:width="1.554cm" style:rel-width="17%" draw:z-index="299"><draw:text-box fo:min-height="0.617cm"><text:p text:style-name="P3"><text:span text:style-name="Character_5f_20_5f_style"><text:span text:style-name="T184">corde</text:span></text:span></text:p></draw:text-box></draw:frame><text:span text:style-name="_5f_Caractères">Le segment [AC] est une </text:span><text:span text:style-name="_5f_pointillés_20_gris">....................... </text:span><text:span text:style-name="_5f_Caractères">de ce cercle.</text:span></text:p>
            </text:list-item>
            <text:list-item>
              <text:p text:style-name="P118"><draw:frame draw:style-name="fr1" draw:name="Cadre4" text:anchor-type="paragraph" svg:x="2.738cm" svg:y="0.065cm" svg:width="1.372cm" style:rel-width="15%" draw:z-index="295"><draw:text-box fo:min-height="0.656cm"><text:p text:style-name="P3"><text:span text:style-name="Character_5f_20_5f_style"><text:span text:style-name="T184">milieu</text:span></text:span></text:p></draw:text-box></draw:frame><draw:frame draw:style-name="fr1" draw:name="Cadre6" text:anchor-type="paragraph" svg:x="6.092cm" svg:y="0.037cm" svg:width="1.921cm" style:rel-width="21%" draw:z-index="296"><draw:text-box fo:min-height="0.603cm"><text:p text:style-name="P3"><text:span text:style-name="Character_5f_20_5f_style"><text:span text:style-name="T184">diamètre</text:span></text:span></text:p></draw:text-box></draw:frame><text:span text:style-name="_5f_Caractères">E est le </text:span><text:span text:style-name="_5f_pointillés_20_gris">.......................... </text:span><text:span text:style-name="_5f_Caractères">du </text:span><text:span text:style-name="_5f_pointillés_20_gris">......................... </text:span><text:span text:style-name="_5f_Caractères">[AD].</text:span></text:p>
            </text:list-item>
          </text:list>
        </text:list-item>
      </text:list>
      <text:h text:style-name="_5f_Paragraphe" text:outline-level="1"><text:span text:style-name="_5f_Caractères">Écris deux phrases similaires en utilisant les mots de la liste précédente et les lettres de la figure.</text:span></text:h>
      <text:h text:style-name="P103" text:outline-level="1"><text:span text:style-name="_5f_Caractères"><text:span text:style-name="T190">Le cercle (</text:span></text:span><text:span text:style-name="_5f_Caractères_5f_atalante"><text:span text:style-name="T190">c</text:span></text:span><text:span text:style-name="_5f_Caractères"><text:span text:style-name="T188">1</text:span></text:span><text:span text:style-name="_5f_Caractères"><text:span text:style-name="T190">) a pour diamètre [AD]. Le cercle (</text:span></text:span><text:span text:style-name="_5f_Caractères_5f_atalante"><text:span text:style-name="T190">c</text:span></text:span><text:span text:style-name="_5f_Caractères"><text:span text:style-name="T188">1</text:span></text:span><text:span text:style-name="_5f_Caractères"><text:span text:style-name="T190">) a pour </text:span></text:span><text:span text:style-name="_5f_Caractères"><text:span text:style-name="T193">rayon</text:span></text:span><text:span text:style-name="_5f_Caractères"><text:span text:style-name="T190"> [</text:span></text:span><text:span text:style-name="_5f_Caractères"><text:span text:style-name="T193">EB</text:span></text:span><text:span text:style-name="_5f_Caractères"><text:span text:style-name="T190">]. [CB] est une corde du cercle <text:line-break/>(</text:span></text:span><text:span text:style-name="_5f_Caractères_5f_atalante"><text:span text:style-name="T190">c</text:span></text:span><text:span text:style-name="_5f_Caractères"><text:span text:style-name="T188">1</text:span></text:span><text:span text:style-name="_5f_Caractères"><text:span text:style-name="T190">).</text:span></text:span></text:h>
      <text:list xml:id="list93427251832791" text:continue-numbering="true" text:style-name="_5f_Numérotation_20_des_20_exercices">
        <text:list-item>
          <text:h text:style-name="_5f_Titre_5f_Exercices_5f_avec_5f_Titre" text:outline-level="1"><text:span text:style-name="_5f_Caractères">Figures cachées</text:span></text:h>
        </text:list-item>
      </text:list>
      <text:h text:style-name="_5f_Paragraphe" text:outline-level="1"><draw:g text:anchor-type="paragraph" draw:z-index="301" draw:name="Shape21" draw:style-name="gr38"><draw:g draw:name="Shape8_4" draw:style-name="gr2"><draw:g draw:style-name="gr2"><draw:line draw:style-name="gr49" draw:text-style-name="P143" svg:x1="0.569cm" svg:y1="2.27cm" svg:x2="0.725cm" svg:y2="2.422cm"><text:p/></draw:line><draw:line draw:style-name="gr50" draw:text-style-name="P143" svg:x1="0.725cm" svg:y1="2.27cm" svg:x2="0.569cm" svg:y2="2.422cm"><text:p/></draw:line></draw:g><draw:g draw:style-name="gr2"><draw:line draw:style-name="gr51" draw:text-style-name="P143" svg:x1="2.334cm" svg:y1="4.096cm" svg:x2="2.49cm" svg:y2="4.247cm"><text:p/></draw:line><draw:line draw:style-name="gr52" draw:text-style-name="P143" svg:x1="2.49cm" svg:y1="4.096cm" svg:x2="2.334cm" svg:y2="4.247cm"><text:p/></draw:line></draw:g><draw:g draw:style-name="gr2"><draw:line draw:style-name="gr43" draw:text-style-name="P143" svg:x1="5.865cm" svg:y1="4.096cm" svg:x2="6.023cm" svg:y2="4.247cm"><text:p/></draw:line><draw:line draw:style-name="gr44" draw:text-style-name="P143" svg:x1="6.023cm" svg:y1="4.096cm" svg:x2="5.865cm" svg:y2="4.247cm"><text:p/></draw:line></draw:g><draw:g draw:style-name="gr2"><draw:line draw:style-name="gr53" draw:text-style-name="P146" svg:x1="2.757cm" svg:y1="3.002cm" svg:x2="5.581cm" svg:y2="1.682cm"><text:p/></draw:line><draw:line draw:style-name="gr54" draw:text-style-name="P146" svg:x1="2.697cm" svg:y1="2.892cm" svg:x2="2.811cm" svg:y2="3.119cm"><text:p/></draw:line><draw:line draw:style-name="gr55" draw:text-style-name="P146" svg:x1="5.521cm" svg:y1="1.568cm" svg:x2="5.635cm" svg:y2="1.795cm"><text:p/></draw:line></draw:g><draw:g draw:style-name="gr2"><draw:line draw:style-name="gr56" draw:text-style-name="P146" svg:x1="6.955cm" svg:y1="1.032cm" svg:x2="7.727cm" svg:y2="2.346cm"><text:p/></draw:line><draw:line draw:style-name="gr57" draw:text-style-name="P146" svg:x1="7.067cm" svg:y1="0.97cm" svg:x2="6.839cm" svg:y2="1.093cm"><text:p/></draw:line><draw:line draw:style-name="gr58" draw:text-style-name="P146" svg:x1="7.841cm" svg:y1="2.284cm" svg:x2="7.613cm" svg:y2="2.411cm"><text:p/></draw:line></draw:g><draw:frame draw:style-name="gr59" draw:text-style-name="P145" svg:width="0.267cm" svg:height="0.671cm" svg:x="5.632cm" svg:y="4.2cm"><draw:text-box><text:p text:style-name="P144"><text:span text:style-name="T201">Y</text:span></text:p></draw:text-box></draw:frame><draw:frame draw:style-name="gr60" draw:text-style-name="P145" svg:width="0.265cm" svg:height="0.673cm" svg:x="2.221cm" svg:y="4.182cm"><draw:text-box><text:p text:style-name="P144"><text:span text:style-name="T201">L</text:span></text:p></draw:text-box></draw:frame><draw:frame draw:style-name="gr61" draw:text-style-name="P145" svg:width="0.265cm" svg:height="0.673cm" svg:x="7.721cm" svg:y="2.371cm"><draw:text-box><text:p text:style-name="P144"><text:span text:style-name="T201">K</text:span></text:p></draw:text-box></draw:frame><draw:frame draw:style-name="gr62" draw:text-style-name="P145" svg:width="0.265cm" svg:height="0.673cm" svg:x="6.818cm" svg:y="0.459cm"><draw:text-box><text:p text:style-name="P144"><text:span text:style-name="T201">B</text:span></text:p></draw:text-box></draw:frame><draw:frame draw:style-name="gr63" draw:text-style-name="P145" svg:width="0.265cm" svg:height="0.671cm" svg:x="5.617cm" svg:y="1.48cm"><draw:text-box><text:p text:style-name="P144"><text:span text:style-name="T201">T</text:span></text:p></draw:text-box></draw:frame><draw:frame draw:style-name="gr64" draw:text-style-name="P145" svg:width="0.265cm" svg:height="0.673cm" svg:x="2.412cm" svg:y="2.916cm"><draw:text-box><text:p text:style-name="P144"><text:span text:style-name="T201">N</text:span></text:p></draw:text-box></draw:frame><draw:frame draw:style-name="gr65" draw:text-style-name="P145" svg:width="0.264cm" svg:height="0.673cm" svg:x="0.32cm" svg:y="2.06cm"><draw:text-box><text:p text:style-name="P144"><text:span text:style-name="T201">A</text:span></text:p></draw:text-box></draw:frame></draw:g><draw:custom-shape draw:style-name="gr66" draw:text-style-name="P147" svg:width="4cm" svg:height="4cm" svg:x="-1.379cm" svg:y="0.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7" draw:text-style-name="P147" svg:width="3.146cm" svg:height="3.144cm" svg:x="6.176cm" svg:y="0.8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8" draw:text-style-name="P147" svg:width="4.001cm" svg:height="4.001cm" svg:x="0.42cm" svg:y="2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147" svg:width="3.102cm" svg:height="3.102cm" svg:x="2.62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0" draw:text-style-name="P147" svg:width="3.144cm" svg:height="3.146cm" svg:x="4.377cm" svg:y="2.6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Caractères">Sur la figure ci-dessus, effectue les tracés demandés.</text:span></text:h>
      <text:list xml:id="list93427192734919" text:continue-numbering="true" text:style-name="_5f_Numérotation_20_des_20_exercices">
        <text:list-item>
          <text:list>
            <text:list-item>
              <text:p text:style-name="P121"><text:span text:style-name="_5f_Caractères">Trace en bleu le cercle de centre A et de rayon 2 cm.</text:span></text:p>
            </text:list-item>
            <text:list-item>
              <text:p text:style-name="P121"><text:span text:style-name="_5f_Caractères">Trace en rouge le cercle de rayon [BK] et de centre K.</text:span></text:p>
            </text:list-item>
            <text:list-item>
              <text:p text:style-name="P121"><text:span text:style-name="_5f_Caractères">Trace en jaune le cercle de centre L et de diamètre 4 cm.</text:span></text:p>
            </text:list-item>
            <text:list-item>
              <text:p text:style-name="P121"><text:span text:style-name="_5f_Caractères">Trace en noir le cercle de diamètre [NT].</text:span></text:p>
            </text:list-item>
            <text:list-item>
              <text:p text:style-name="P121"><text:span text:style-name="_5f_Caractères">Trace en vert le cercle de centre Y et de <text:line-break/>rayon KB.</text:span></text:p>
            </text:list-item>
          </text:list>
        </text:list-item>
        <text:list-item>
          <text:h text:style-name="P125" text:outline-level="1">Triplet de cercles</text:h>
          <text:list>
            <text:list-item>
              <text:p text:style-name="P117">Trace un segment [AB] de longueur 4 cm.</text:p>
            </text:list-item>
            <text:list-item>
              <text:p text:style-name="P117">Marque un point O, milieu du segment [AB].</text:p>
            </text:list-item>
            <text:list-item>
              <text:p text:style-name="P117">Trace le cercle de centre O et de rayon 2 cm.</text:p>
            </text:list-item>
            <text:list-item>
              <text:p text:style-name="P117">Trace les cercles de diamètres [AO] et [OB].</text:p>
            </text:list-item>
          </text:list>
        </text:list-item>
      </text:list>
      <text:p text:style-name="P116"><draw:g text:anchor-type="paragraph" draw:z-index="304" draw:name="Forme1" draw:style-name="gr38"><draw:line draw:style-name="gr39" draw:text-style-name="P142" svg:x1="2.219cm" svg:y1="2.174cm" svg:x2="6.219cm" svg:y2="2.174cm"><text:p/></draw:line><draw:custom-shape draw:style-name="gr40" draw:text-style-name="P142" svg:width="4cm" svg:height="4cm" svg:x="2.216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142" svg:width="1.999cm" svg:height="2.001cm" svg:x="2.216cm" svg:y="1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" draw:text-style-name="P142" svg:width="2.001cm" svg:height="2.001cm" svg:x="4.214cm" svg:y="1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line draw:style-name="gr43" draw:text-style-name="P143" svg:x1="4.134cm" svg:y1="2.099cm" svg:x2="4.292cm" svg:y2="2.25cm"><text:p/></draw:line><draw:line draw:style-name="gr44" draw:text-style-name="P143" svg:x1="4.292cm" svg:y1="2.099cm" svg:x2="4.134cm" svg:y2="2.25cm"><text:p/></draw:line></draw:g><draw:frame draw:style-name="gr45" draw:text-style-name="P145" svg:width="0.265cm" svg:height="0.675cm" svg:x="6.257cm" svg:y="1.827cm"><draw:text-box><text:p text:style-name="P144"><text:span text:style-name="T201">B</text:span></text:p></draw:text-box></draw:frame><draw:frame draw:style-name="gr46" draw:text-style-name="P145" svg:width="0.265cm" svg:height="0.675cm" svg:x="1.9cm" svg:y="1.843cm"><draw:text-box><text:p text:style-name="P144"><text:span text:style-name="T201">A</text:span></text:p></draw:text-box></draw:frame><draw:frame draw:style-name="gr46" draw:text-style-name="P145" svg:width="0.265cm" svg:height="0.675cm" svg:x="4.068cm" svg:y="2.517cm"><draw:text-box><text:p text:style-name="P144"><text:span text:style-name="T201">O</text:span></text:p></draw:text-box></draw:frame><draw:g draw:style-name="gr2"><draw:line draw:style-name="gr43" draw:text-style-name="P143" svg:x1="3.115cm" svg:y1="2.1cm" svg:x2="3.273cm" svg:y2="2.251cm"><text:p/></draw:line><draw:line draw:style-name="gr43" draw:text-style-name="P143" svg:x1="3.214cm" svg:y1="2.101cm" svg:x2="3.372cm" svg:y2="2.252cm"><text:p/></draw:line></draw:g><draw:g draw:style-name="gr2"><draw:line draw:style-name="gr43" draw:text-style-name="P143" svg:x1="5.114cm" svg:y1="2.1cm" svg:x2="5.272cm" svg:y2="2.251cm"><text:p/></draw:line><draw:line draw:style-name="gr43" draw:text-style-name="P143" svg:x1="5.214cm" svg:y1="2.101cm" svg:x2="5.372cm" svg:y2="2.252cm"><text:p/></draw:line></draw:g></draw:g><text:span text:style-name="_5f_Caractères"/></text:p>
      <text:p text:style-name="P116"><text:span text:style-name="_5f_Caractères"/></text:p>
      <text:p text:style-name="P116"><text:span text:style-name="_5f_Caractères"/></text:p>
      <text:p text:style-name="P116"><text:span text:style-name="_5f_Caractères"/></text:p>
      <text:p text:style-name="P116"><text:span text:style-name="_5f_Caractères"/></text:p>
      <text:p text:style-name="P116"><text:span text:style-name="_5f_Caractères"/></text:p>
      <text:p text:style-name="P116"><text:span text:style-name="_5f_Caractères"/></text:p>
      <text:list xml:id="list93426510532951" text:continue-numbering="true" text:style-name="_5f_Numérotation_20_des_20_exercices">
        <text:list-item>
          <text:h text:style-name="P129" text:outline-level="1"><text:span text:style-name="_5f_Caractères">Complète par « vrai » ou « faux », sachant que les points M, N et O sont les centres respectifs des cercles (</text:span><text:span text:style-name="_5f_Caractères_5f_atalante">c</text:span><text:span text:style-name="_5f_Caractères_5f_indice">1</text:span><text:span text:style-name="_5f_Caractères">), (</text:span><text:span text:style-name="_5f_Caractères_5f_atalante">c</text:span><text:span text:style-name="_5f_Caractères_5f_indice">2</text:span><text:span text:style-name="_5f_Caractères">) et (</text:span><text:span text:style-name="_5f_Caractères_5f_atalante">c</text:span><text:span text:style-name="_5f_Caractères_5f_indice">3</text:span><text:span text:style-name="_5f_Caractères">).</text:span></text:h>
        </text:list-item>
      </text:list>
      <text:h text:style-name="P115" text:outline-level="1"><draw:g text:anchor-type="paragraph" draw:z-index="370" draw:name="Shape9_0" draw:style-name="gr1"><draw:g draw:style-name="gr2"><draw:ellipse draw:style-name="gr3" draw:text-style-name="P130" svg:width="3.259cm" svg:height="3.241cm" svg:x="0.471cm" svg:y="1.346cm"><text:p/></draw:ellipse><draw:ellipse draw:style-name="gr4" draw:text-style-name="P130" svg:width="1.468cm" svg:height="1.458cm" svg:x="2.259cm" svg:y="0.616cm"><text:p/></draw:ellipse><draw:ellipse draw:style-name="gr5" draw:text-style-name="P130" svg:width="4.07cm" svg:height="4.056cm" svg:x="3.235cm" svg:y="0.695cm"><text:p/></draw:ellipse><draw:frame draw:style-name="gr6" draw:text-style-name="P131" svg:width="0.004cm" svg:height="0.503cm" svg:x="6.736cm" svg:y="0.371cm"><draw:text-box><text:p/></draw:text-box></draw:frame><draw:frame draw:style-name="gr7" draw:text-style-name="P131" svg:width="0.004cm" svg:height="0.503cm" svg:x="6.736cm" svg:y="0.616cm"><draw:text-box><text:p/></draw:text-box></draw:frame><draw:frame draw:style-name="gr8" draw:text-style-name="P133" svg:width="0.216cm" svg:height="0.414cm" svg:x="1.991cm" svg:y="0.949cm"><draw:text-box><text:p text:style-name="P132"><text:span text:style-name="T197">A</text:span></text:p></draw:text-box></draw:frame><draw:frame draw:style-name="gr9" draw:text-style-name="P133" svg:width="0.246cm" svg:height="0.414cm" svg:x="3.81cm" svg:y="1.334cm"><draw:text-box><text:p text:style-name="P132"><text:span text:style-name="T197">B</text:span></text:p></draw:text-box></draw:frame><draw:g draw:style-name="gr2"><draw:line draw:style-name="gr10" draw:text-style-name="P134" svg:x1="1.995cm" svg:y1="2.875cm" svg:x2="2.187cm" svg:y2="3.058cm"><text:p/></draw:line><draw:line draw:style-name="gr11" draw:text-style-name="P134" svg:x1="2.187cm" svg:y1="2.875cm" svg:x2="1.995cm" svg:y2="3.058cm"><text:p/></draw:line></draw:g><draw:g draw:style-name="gr2"><draw:line draw:style-name="gr12" draw:text-style-name="P134" svg:x1="2.893cm" svg:y1="1.247cm" svg:x2="3.085cm" svg:y2="1.438cm"><text:p/></draw:line><draw:line draw:style-name="gr13" draw:text-style-name="P134" svg:x1="3.085cm" svg:y1="1.247cm" svg:x2="2.893cm" svg:y2="1.438cm"><text:p/></draw:line></draw:g><draw:g draw:style-name="gr2"><draw:line draw:style-name="gr14" draw:text-style-name="P134" svg:x1="5.17cm" svg:y1="2.628cm" svg:x2="5.361cm" svg:y2="2.82cm"><text:p/></draw:line><draw:line draw:style-name="gr15" draw:text-style-name="P134" svg:x1="5.361cm" svg:y1="2.628cm" svg:x2="5.17cm" svg:y2="2.82cm"><text:p/></draw:line></draw:g><draw:frame draw:style-name="gr16" draw:text-style-name="P133" svg:width="0.251cm" svg:height="0.414cm" svg:x="3.51cm" svg:y="1.833cm"><draw:text-box><text:p text:style-name="P132"><text:span text:style-name="T197">C</text:span></text:p></draw:text-box></draw:frame><draw:frame draw:style-name="gr17" draw:text-style-name="P133" svg:width="0.276cm" svg:height="0.414cm" svg:x="3.132cm" svg:y="3.583cm"><draw:text-box><text:p text:style-name="P132"><text:span text:style-name="T197">D</text:span></text:p></draw:text-box></draw:frame><draw:frame draw:style-name="gr18" draw:text-style-name="P133" svg:width="0.309cm" svg:height="0.414cm" svg:x="1.614cm" svg:y="2.77cm"><draw:text-box><text:p text:style-name="P132"><text:span text:style-name="T197">M</text:span></text:p></draw:text-box></draw:frame><draw:frame draw:style-name="gr19" draw:text-style-name="P133" svg:width="0.269cm" svg:height="0.414cm" svg:x="3.138cm" svg:y="1.149cm"><draw:text-box><text:p text:style-name="P132"><text:span text:style-name="T197">N</text:span></text:p></draw:text-box></draw:frame><draw:frame draw:style-name="gr20" draw:text-style-name="P133" svg:width="0.283cm" svg:height="0.414cm" svg:x="5.418cm" svg:y="2.533cm"><draw:text-box><text:p text:style-name="P132"><text:span text:style-name="T197">O</text:span></text:p></draw:text-box></draw:frame><draw:ellipse draw:style-name="gr21" draw:text-style-name="P130" svg:width="3.259cm" svg:height="3.241cm" svg:x="0.471cm" svg:y="1.346cm"><text:p/></draw:ellipse><draw:line draw:style-name="gr22" draw:text-style-name="P130" svg:x1="5.648cm" svg:y1="0.616cm" svg:x2="5.567cm" svg:y2="0.856cm"><text:p/></draw:line><draw:frame draw:style-name="gr23" draw:text-style-name="P133" svg:width="0.228cm" svg:height="0.414cm" svg:x="5.658cm" svg:y="0.233cm"><draw:text-box><text:p text:style-name="P132"><text:span text:style-name="T197">E</text:span></text:p></draw:text-box></draw:frame><draw:line draw:style-name="gr24" draw:text-style-name="P130" svg:x1="0.374cm" svg:y1="3.069cm" svg:x2="0.579cm" svg:y2="3.062cm"><text:p/></draw:line><draw:frame draw:style-name="gr25" draw:text-style-name="P133" svg:width="0.207cm" svg:height="0.414cm" svg:x="0.164cm" svg:y="2.845cm"><draw:text-box><text:p text:style-name="P132"><text:span text:style-name="T197">F</text:span></text:p></draw:text-box></draw:frame><draw:frame draw:style-name="gr26" draw:text-style-name="P131" svg:width="0.525cm" svg:height="0.775cm" svg:x="0.349cm" svg:y="1.362cm"><draw:text-box><text:p/></draw:text-box></draw:frame><draw:frame draw:style-name="gr27" draw:text-style-name="P136" svg:width="0.83cm" svg:height="0.544cm" svg:x="0.095cm" svg:y="1.461cm"><draw:text-box><text:p text:style-name="P135"><text:span text:style-name="T197">(</text:span><text:span text:style-name="T198">c</text:span><text:span text:style-name="T199">1</text:span><text:span text:style-name="T197">)</text:span></text:p></draw:text-box></draw:frame><draw:frame draw:style-name="gr28" draw:text-style-name="P136" svg:width="0.83cm" svg:height="0.544cm" svg:x="6.572cm" svg:y="0.831cm"><draw:text-box><text:p text:style-name="P135"><text:span text:style-name="T197">(</text:span><text:span text:style-name="T198">c</text:span><text:span text:style-name="T199">3</text:span><text:span text:style-name="T197">)</text:span></text:p></draw:text-box></draw:frame><draw:frame draw:style-name="gr29" draw:text-style-name="P136" svg:width="0.83cm" svg:height="0.544cm" svg:x="2.672cm" svg:y="0.159cm"><draw:text-box><text:p text:style-name="P135"><text:span text:style-name="T197">(</text:span><text:span text:style-name="T198">c</text:span><text:span text:style-name="T199">2</text:span><text:span text:style-name="T197">)</text:span></text:p></draw:text-box></draw:frame></draw:g></draw:g><text:span text:style-name="_5f_Caractères"/></text:h>
      <text:h text:style-name="P115" text:outline-level="1"><text:span text:style-name="_5f_pointillés_20_gris"/></text:h>
      <text:h text:style-name="P115" text:outline-level="1"><text:span text:style-name="_5f_pointillés_20_gris"/></text:h>
      <text:h text:style-name="P115" text:outline-level="1"><text:span text:style-name="_5f_pointillés_20_gris"/></text:h>
      <text:h text:style-name="P115" text:outline-level="1"><text:span text:style-name="_5f_pointillés_20_gris"/></text:h>
      <text:h text:style-name="P115" text:outline-level="1"><text:span text:style-name="_5f_pointillés_20_gris"/></text:h>
      <text:h text:style-name="P115" text:outline-level="1"><text:span text:style-name="_5f_pointillés_20_gris"/></text:h>
      <text:h text:style-name="P115" text:outline-level="1"/>
      <text:list xml:id="list93427141875750" text:continue-numbering="true" text:style-name="_5f_Numérotation_20_des_20_exercices">
        <text:list-item>
          <text:list>
            <text:list-item>
              <text:p text:style-name="P119"><text:span text:style-name="_5f_Caractères">[AC] est le diamètre du cercle (c1) : </text:span><text:span text:style-name="_5f_pointillés_20_gris"><text:s/></text:span><text:span text:style-name="_5f_Caractères_5f_correction"><text:span text:style-name="T195">Faux.</text:span></text:span></text:p>
            </text:list-item>
            <text:list-item>
              <text:p text:style-name="P119"><text:span text:style-name="_5f_Caractères">A et C sont les points d’intersection des cercles (</text:span><text:span text:style-name="_5f_Caractères_5f_atalante">c</text:span><text:span text:style-name="_5f_Caractères_5f_indice">1</text:span><text:span text:style-name="_5f_Caractères">) et (</text:span><text:span text:style-name="_5f_Caractères_5f_atalante">c</text:span><text:span text:style-name="_5f_Caractères_5f_indice">2</text:span><text:span text:style-name="_5f_Caractères">) : </text:span><text:span text:style-name="_5f_Caractères_5f_correction"><text:span text:style-name="T195">Vrai.</text:span></text:span></text:p>
            </text:list-item>
            <text:list-item>
              <text:p text:style-name="P119"><text:span text:style-name="_5f_Caractères">[CD] est une corde de deux cercles : </text:span><text:span text:style-name="_5f_Caractères_5f_correction"><text:span text:style-name="T195">Vrai.</text:span></text:span></text:p>
            </text:list-item>
            <text:list-item>
              <text:p text:style-name="P119"><text:span text:style-name="_5f_Caractères">Le point A appartient aux trois cercles : </text:span><text:span text:style-name="_5f_Caractères_5f_correction"><text:span text:style-name="T195">Faux.</text:span></text:span></text:p>
            </text:list-item>
            <text:list-item>
              <text:p text:style-name="P119"><text:soft-page-break/><text:span text:style-name="_5f_Caractères">[MC] est un rayon du cercle (</text:span><text:span text:style-name="_5f_Caractères_5f_atalante">c</text:span><text:span text:style-name="_5f_Caractères_5f_indice">1</text:span><text:span text:style-name="_5f_Caractères">) : </text:span><text:span text:style-name="_5f_Caractères_5f_correction"><text:span text:style-name="T195">Vrai.</text:span></text:span></text:p>
            </text:list-item>
            <text:list-item>
              <text:p text:style-name="P119"><text:span text:style-name="_5f_Caractères">Le cercle (</text:span><text:span text:style-name="_5f_Caractères_5f_atalante">c</text:span><text:span text:style-name="_5f_Caractères_5f_indice">2</text:span><text:span text:style-name="_5f_Caractères">) passe par les points A, B et C : </text:span><text:span text:style-name="_5f_Caractères_5f_correction"><text:span text:style-name="T195">Vrai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81" draw:display-name="Dashed (var) 981" draw:style="rect" draw:dots1="1" draw:dots1-length="0.002cm" draw:dots2="1" draw:dots2-length="0.002cm" draw:distance="0.002cm"/>
    <draw:stroke-dash draw:name="Dashed_20__28_var_29__20_982" draw:display-name="Dashed (var) 982" draw:style="rect" draw:dots1="1" draw:dots1-length="0.002cm" draw:dots2="1" draw:dots2-length="0.002cm" draw:distance="0.002cm"/>
    <draw:stroke-dash draw:name="Dashed_20__28_var_29__20_983" draw:display-name="Dashed (var) 983" draw:style="rect" draw:dots1="1" draw:dots1-length="0.002cm" draw:dots2="1" draw:dots2-length="0.002cm" draw:distance="0.002cm"/>
    <draw:stroke-dash draw:name="Dashed_20__28_var_29__20_984" draw:display-name="Dashed (var) 984" draw:style="rect" draw:dots1="1" draw:dots1-length="0.002cm" draw:dots2="1" draw:dots2-length="0.002cm" draw:distance="0.002cm"/>
    <draw:stroke-dash draw:name="Dashed_20__28_var_29__20_985" draw:display-name="Dashed (var) 985" draw:style="rect" draw:dots1="1" draw:dots1-length="0.001cm" draw:dots2="1" draw:dots2-length="0.001cm" draw:distance="0.001cm"/>
    <draw:stroke-dash draw:name="Dashed_20__28_var_29__20_986" draw:display-name="Dashed (var) 986" draw:style="rect" draw:dots1="1" draw:dots1-length="0.001cm" draw:dots2="1" draw:dots2-length="0.001cm" draw:distance="0.001cm"/>
    <draw:stroke-dash draw:name="Dashed_20__28_var_29__20_987" draw:display-name="Dashed (var) 987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2cm" draw:dots2="1" draw:dots2-length="0.002cm" draw:distance="0.002cm"/>
    <draw:stroke-dash draw:name="Dashed_20__28_var_29__20_989" draw:display-name="Dashed (var) 989" draw:style="rect" draw:dots1="1" draw:dots1-length="0.006cm" draw:dots2="1" draw:dots2-length="0.006cm" draw:distance="0.006cm"/>
    <draw:stroke-dash draw:name="Dashed_20__28_var_29__20_990" draw:display-name="Dashed (var) 990" draw:style="rect" draw:dots1="1" draw:dots1-length="0.006cm" draw:dots2="1" draw:dots2-length="0.006cm" draw:distance="0.006cm"/>
    <draw:stroke-dash draw:name="Dashed_20__28_var_29__20_991" draw:display-name="Dashed (var) 991" draw:style="rect" draw:dots1="1" draw:dots1-length="0.006cm" draw:dots2="1" draw:dots2-length="0.006cm" draw:distance="0.006cm"/>
    <draw:stroke-dash draw:name="Dashed_20__28_var_29__20_992" draw:display-name="Dashed (var) 992" draw:style="rect" draw:dots1="1" draw:dots1-length="0.006cm" draw:dots2="1" draw:dots2-length="0.006cm" draw:distance="0.006cm"/>
    <draw:stroke-dash draw:name="Dashed_20__28_var_29__20_993" draw:display-name="Dashed (var) 993" draw:style="rect" draw:dots1="1" draw:dots1-length="0.006cm" draw:dots2="1" draw:dots2-length="0.006cm" draw:distance="0.006cm"/>
    <draw:stroke-dash draw:name="Dashed_20__28_var_29__20_994" draw:display-name="Dashed (var) 994" draw:style="rect" draw:dots1="1" draw:dots1-length="0.006cm" draw:dots2="1" draw:dots2-length="0.006cm" draw:distance="0.006cm"/>
    <draw:stroke-dash draw:name="Dashed_20__28_var_29__20_995" draw:display-name="Dashed (var) 995" draw:style="rect" draw:dots1="1" draw:dots1-length="0.006cm" draw:dots2="1" draw:dots2-length="0.006cm" draw:distance="0.006cm"/>
    <draw:stroke-dash draw:name="Dashed_20__28_var_29__20_996" draw:display-name="Dashed (var) 996" draw:style="rect" draw:dots1="1" draw:dots1-length="0.003cm" draw:dots2="1" draw:dots2-length="0.003cm" draw:distance="0.003cm"/>
    <draw:stroke-dash draw:name="Dashed_20__28_var_29__20_997" draw:display-name="Dashed (var) 997" draw:style="rect" draw:dots1="1" draw:dots1-length="0.006cm" draw:dots2="1" draw:dots2-length="0.006cm" draw:distance="0.006cm"/>
    <draw:stroke-dash draw:name="Dashed_20__28_var_29__20_998" draw:display-name="Dashed (var) 998" draw:style="rect" draw:dots1="1" draw:dots1-length="0.006cm" draw:dots2="1" draw:dots2-length="0.006cm" draw:distance="0.006cm"/>
    <draw:stroke-dash draw:name="Dashed_20__28_var_29__20_999" draw:display-name="Dashed (var) 999" draw:style="rect" draw:dots1="1" draw:dots1-length="0.003cm" draw:dots2="1" draw:dots2-length="0.003cm" draw:distance="0.003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4" style:family="paragraph" style:parent-style-name="_5f_Header_20_G_20_page_20_paire_20__28_G_29_">
      <style:text-properties officeooo:rsid="00ce9b44" officeooo:paragraph-rsid="00ce9b44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0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69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6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68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6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4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5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6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6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61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6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58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59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5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57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5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54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55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5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5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46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7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4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44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45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4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43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38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39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4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4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2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3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3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32" draw:name="Shape3_12" draw:style-name="Mgr5" draw:text-style-name="MP1" svg:x1="10.308cm" svg:y1="0.388cm" svg:x2="20.496cm" svg:y2="0.36cm"><text:p/></draw:line><draw:path text:anchor-type="paragraph" draw:z-index="333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34" draw:name="Shape3_27" draw:style-name="Mgr5" draw:text-style-name="MP1" svg:x1="10.308cm" svg:y1="0.388cm" svg:x2="20.496cm" svg:y2="0.36cm"><text:p/></draw:line><draw:path text:anchor-type="paragraph" draw:z-index="33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7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3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0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1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8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19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3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4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1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2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09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0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6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5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19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08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31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0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8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9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6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7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4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5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2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3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0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71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7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4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5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6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1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29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30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8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27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28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5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5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4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4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4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3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3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3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2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2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2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2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1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2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1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1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0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0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0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9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MP74"><text:span text:style-name="MT135">C</text:span><text:span text:style-name="MT136">ercles</text:span></text:p>
      </style:header>
      <style:footer>
        <text:p text:style-name="MP5"><draw:frame draw:style-name="Mfr1" draw:name="Frame163" text:anchor-type="paragraph" svg:y="-0.06cm" draw:z-index="287"><draw:text-box fo:min-height="0.499cm" fo:min-width="3cm"><draw:frame draw:style-name="Mfr2" draw:name="Frame21112" text:anchor-type="frame" svg:x="0.45cm" svg:y="0.079cm" svg:width="0.817cm" draw:z-index="289"><draw:text-box fo:min-height="0.355cm"><text:p text:style-name="MP3"/></draw:text-box></draw:frame><text:p text:style-name="MP75"/></draw:text-box></draw:frame></text:p>
      </style:footer>
      <style:footer-left>
        <text:p text:style-name="MP5"><draw:frame draw:style-name="Mfr1" draw:name="Frame31112" text:anchor-type="paragraph" svg:y="-0.06cm" draw:z-index="305"><draw:text-box fo:min-height="0.499cm" fo:min-width="3cm"><draw:frame draw:style-name="Mfr2" draw:name="Frame41112" text:anchor-type="frame" svg:x="0.45cm" svg:y="0.079cm" svg:width="0.817cm" draw:z-index="306"><draw:text-box fo:min-height="0.355cm"><text:p text:style-name="MP3"><text:page-number text:select-page="current">2</text:page-number></text:p></draw:text-box></draw:frame><text:p text:style-name="MP76"/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9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4">Repères du plan : se </text:span><text:span text:style-name="MT140">déplacer</text:span></text:p></draw:text-box></draw:frame><draw:g text:anchor-type="paragraph" draw:z-index="9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Repères du plan : Se repérer</text:p></draw:text-box></draw:frame><draw:g text:anchor-type="paragraph" draw:z-index="8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6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321" draw:name="Shape7_8" draw:style-name="Mgr9" draw:text-style-name="MP1" svg:x1="9.042cm" svg:y1="0.36cm" svg:x2="20.461cm" svg:y2="0.36cm"><text:p/></draw:line><draw:path text:anchor-type="paragraph" draw:z-index="322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23" draw:name="Shape6_2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1"><draw:line text:anchor-type="paragraph" draw:z-index="324" draw:name="Shape7_9" draw:style-name="Mgr9" draw:text-style-name="MP1" svg:x1="9.042cm" svg:y1="0.36cm" svg:x2="20.461cm" svg:y2="0.36cm"><text:p/></draw:line><draw:path text:anchor-type="paragraph" draw:z-index="325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26" draw:name="Shape6_5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4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2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0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3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315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16" draw:name="Shape6_3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17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1"><draw:path text:anchor-type="paragraph" draw:z-index="318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19" draw:name="Shape6_4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20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2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731033826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1">Volumes : </text:span><text:span text:style-name="MT148">Calculs et conversions</text:span> </text:p></draw:text-box></draw:frame><draw:g text:anchor-type="paragraph" draw:z-index="70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3425135753787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1">Volumes : </text:span><text:span text:style-name="MT148">Calculs et conversions</text:span> </text:p></draw:text-box></draw:frame><draw:g text:anchor-type="paragraph" draw:z-index="71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8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9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6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7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5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2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3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9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0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1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8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5">Constructions géométriques : </text:span><text:span text:style-name="MT156">Reproduire</text:span></text:p>
      </style:header>
      <style:header-left>
        <text:p text:style-name="MP96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6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7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4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5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312" draw:name="Shape9" draw:style-name="Mgr1" draw:text-style-name="MP1" svg:x1="11.559cm" svg:y1="0.36cm" svg:x2="20.5cm" svg:y2="0.36cm"><text:p/></draw:line><draw:frame text:anchor-type="paragraph" draw:z-index="313" draw:name="Shape8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314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3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2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1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9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0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7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8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6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4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45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0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1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38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39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6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7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4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5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0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1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6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7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25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2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3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2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8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9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6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4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5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0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1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10" draw:name="Shape3_0" draw:style-name="Mgr14" draw:text-style-name="MP1" svg:x1="10.893cm" svg:y1="0.403cm" svg:x2="20.503cm" svg:y2="0.327cm"><text:p/></draw:line><draw:path text:anchor-type="char" draw:z-index="6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8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311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7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9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309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274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75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2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3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4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5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8-29T09:34:23.171000000</dc:date>
    <meta:editing-duration>P1DT8H47M50S</meta:editing-duration>
    <meta:editing-cycles>134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801" meta:word-count="3022" meta:character-count="19601" meta:non-whitespace-character-count="17000"/>
  </office:meta>
</office:document-meta>
</file>